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LEBRACIONES EN CHILE DEL TAL OHIGGINSSSS</text:p>
      <text:p text:style-name="P2"/>
      <text:p text:style-name="P2">EL PUEBLO DE CHILE RUEGA DESESPERADAMENTE A DIOS POR JUSTICIA POR LOS CRIMENES EN CONTRA PERSONAS DURANTE EL GOBIERNO MILITAR DEL 73 Y LOS ULTIMOS 300 AÑOS DE REVOLUCION FRANCESA (MEREQUETENGUES Y MARACATANGAS NAZYS COMUNISTAS).</text:p>
      <text:p text:style-name="P2"/>
      <text:p text:style-name="P2">YO, ISABEL CAROLINE DELGADO RUZ, RUEGO DESESPERADAMENTE A DIOS PARA QUE EL ALMA DE MI MUMU GUATONA OE TENGA UN POCO DE PAZ, Y MI MUMU MAS GUATONA ROSALBA LA LAVANDERA TENGA PAZ Y LAS BESTIAS HORRENDAS COMO LA PATRICIA ROJAS SEAN CASTIGADAS POR SU MALDAD SIN FIN HACIA ROSALBA.</text:p>
      <text:p text:style-name="P2"/>
      <text:p text:style-name="P2">LOS MILITARES DE CHILE Y MI PROPIA MADRE ME CONTO QUE CADA ALZANMIETNO DESDE SIEMPRE HAN <text:soft-page-break/>SIDO IGUAL. NUNCA NADIE PASO HAMBRE. ESCACES, SI . MIEDO ECONOMICO, TODOS. PERO SIEMPRE HAY BESTIAS MALDITAS COMO LOS RUCIOS ALZADOS CON SUS MARACAS DE BOCA INSASIABLE Y CULOS ABIERTOS A PUNTA DE CULATAZOS, PERO PERRAS QUE PERDONDAN A LOS ANIMALES QUE LES HACEN ESAS COSAS POR QUE SU PROPIA BESTIALIDAD LAS CONVENCE QUE ES PARTE DE EDUCARSE … DE COSAS Q PASAN. <text:s/>ESE TIPO DE BESTIAS ES EN CONTRA LAS CUALES LA IGLESIA CATOLICA HA HECHO LA GUERRA SANTA SIEMPRE: EN CONTRA DE NAZYS COMUNISTAS QUE SON SIEMPRE MARACATANGAS Y MEREQUETENGUES. SIEMPRE. SIEMPRE. SIEMPRE. SIEMPRE.</text:p>
      <text:p text:style-name="P2"/>
      <text:p text:style-name="P2">SIEMPRE DIJE. PEDAZOS DE MIERDA. Y YA SE VAN A CALLAR TODOS POR TODA LA ETERNIDAD.</text:p>
      <text:p text:style-name="P2"/>
      <text:p text:style-name="P2"/>
      <text:p text:style-name="P2"/>
      <text:p text:style-name="P2"><text:soft-page-break/>YO, ISABEL CAROLINE DELGADO RUZ, RUEGO DESESPERADAMENTE POR ALGO DE PAZ PARA LAS ALMAS TORTURADAS DE LOS HERMANASTROS DE MIS TIASTROS Y TIASTRAS. Y DE GENTE COMO ELLOS Y ELLAS. QUE LA BENDICION ECONOMICA Y DE DISFRUTAR PLENAMENTE ESTE MUNDO EN EXCESOS ECONOMICOS SI LES DA LA GANA, SE LES SEA OTORGADOS.</text:p>
      <text:p text:style-name="P2">Y SI ELLOS ASI LO DESEAN, QUE VEAN NUEVAMENTE A DON GUILLERMO, SU PADRE Y A SU MADRE. ANTES DE PARTIR DE LA TIERRA.</text:p>
      <text:p text:style-name="P2"/>
      <text:p text:style-name="P2"/>
      <text:p text:style-name="P2">YO ISABEL CAROLINE DELGADO RUZ IMPLORO DESESPERADAMENTE A DIOS POR EL DESCANSO Y ALGO DE PAZ PARA EL ALMA DE MI ABUELITO MIGUEL OSVALDO DELGADO FALKER. QUE SU FILIACIÓN FAMILIAR NO SEA MAS ENSUCIADA. SI ES NUESTRO ABUELO, TENEMOS EL DERECHO DE SABERLO. Y SI NO LO ERA. EL TIENE EL DERECHO DE MANTENER EL SILENCIO.</text:p>
      <text:p text:style-name="P2"><text:soft-page-break/>ROGAMOS DESESPERADAMENTE A DIOS POR NIEVE EN LA PRIMERA REGION DEL PAIS Y PERU. EN LAS ZONAS COSTERAS. PARA QUE ASI ISABEL SEPA QUE SU ABUELO MIGUEL ES SU ABUELO Y LA QUIERE MUCHO.</text:p>
      <text:p text:style-name="P2"/>
      <text:p text:style-name="P2"/>
      <text:p text:style-name="P2">ROGAMOS POR NIEVE EN LA CIUDAD DE QUILLOTA (ALBERDI 797, QUILLOTA). PARA QUE ROSALBA SEPA QUE OLINDA TAPIA ERA SU MADRE Y LA QUERIA MUCHO. Y LOS LIBROS QUE ISABEL ESCRIBIO SON MUY REALES, SI ROSALBA ASI LO QUISIERA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22T13:07:09.63</meta:creation-date>
    <dc:date>2025-08-22T13:18:36.20</dc:date>
    <meta:editing-duration>PT11M26S</meta:editing-duration>
    <meta:editing-cycles>5</meta:editing-cycles>
    <meta:generator>OpenOffice/4.1.11$Win32 OpenOffice.org_project/4111m1$Build-9808</meta:generator>
    <meta:document-statistic meta:table-count="0" meta:image-count="0" meta:object-count="0" meta:page-count="4" meta:paragraph-count="10" meta:word-count="424" meta:character-count="2415"/>
  </office:meta>
</office:document-meta>
</file>